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dc04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paragraph-rsid="001adc04"/>
    </style:style>
    <style:style style:name="T1" style:family="text">
      <style:text-properties officeooo:rsid="001adc0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M</text:span>odules <text:span text:style-name="T1">Python</text:span></text:p>
      <text:p text:style-name="P1"><text:span text:style-name="T1">I</text:span>l est essentiel de maîtriser certains modules Python qui peuvent <text:span text:style-name="T1">permettre d’</text:span>aider dans <text:span text:style-name="T1">des</text:span> travaux de recherche, d'analyse de données, de modélisation et de simulation. </text:p>
      <text:p text:style-name="P1">Voici une liste :</text:p>
      <text:list text:style-name="L1">
        <text:list-item>
          <text:p text:style-name="P2"><text:span text:style-name="Strong_20_Emphasis">NumPy</text:span> :</text:p>
          <text:list>
            <text:list-item>
              <text:p text:style-name="P3">Utilisé pour les calculs numériques et les manipulations de tableaux. </text:p>
            </text:list-item>
            <text:list-item>
              <text:p text:style-name="P3">Essentiel pour les opérations mathématiques complexes. </text:p>
            </text:list-item>
          </text:list>
        </text:list-item>
        <text:list-item>
          <text:p text:style-name="P2"><text:span text:style-name="Strong_20_Emphasis">SciPy</text:span> :</text:p>
          <text:list>
            <text:list-item>
              <text:p text:style-name="P3">Contient des outils pour l'algèbre linéaire, l'optimisation, l'intégration et d'autres tâches mathématiques. </text:p>
            </text:list-item>
            <text:list-item>
              <text:p text:style-name="P3">Utile pour les simulations et les modélisations. </text:p>
            </text:list-item>
          </text:list>
        </text:list-item>
        <text:list-item>
          <text:p text:style-name="P2"><text:span text:style-name="Strong_20_Emphasis">Pandas</text:span> :</text:p>
          <text:list>
            <text:list-item>
              <text:p text:style-name="P3">Excellent pour la manipulation et l'analyse de données. </text:p>
            </text:list-item>
            <text:list-item>
              <text:p text:style-name="P3">Permet de gérer des structures de données complexes et de réaliser des analyses statistiques. </text:p>
            </text:list-item>
          </text:list>
        </text:list-item>
        <text:list-item>
          <text:p text:style-name="P2"><text:span text:style-name="Strong_20_Emphasis">Matplotlib</text:span> et <text:span text:style-name="Strong_20_Emphasis">Seaborn</text:span> :</text:p>
          <text:list>
            <text:list-item>
              <text:p text:style-name="P3">Utilisés pour la visualisation de données. </text:p>
            </text:list-item>
            <text:list-item>
              <text:p text:style-name="P3">Permettent de créer des graphiques et des visualisations pour interpréter les résultats. </text:p>
            </text:list-item>
          </text:list>
        </text:list-item>
        <text:list-item>
          <text:p text:style-name="P2"><text:span text:style-name="Strong_20_Emphasis">Scikit-learn</text:span> :</text:p>
          <text:list>
            <text:list-item>
              <text:p text:style-name="P3">Bibliothèque de machine learning. </text:p>
            </text:list-item>
            <text:list-item>
              <text:p text:style-name="P3">Utile pour l'analyse de données et la modélisation prédictive. </text:p>
            </text:list-item>
          </text:list>
        </text:list-item>
        <text:list-item>
          <text:p text:style-name="P2"><text:span text:style-name="Strong_20_Emphasis">RDKit</text:span> :</text:p>
          <text:list>
            <text:list-item>
              <text:p text:style-name="P3">Spécialement conçu pour la chimie informatique. </text:p>
            </text:list-item>
            <text:list-item>
              <text:p text:style-name="P3">Permet de manipuler et d'analyser des structures moléculaires. </text:p>
            </text:list-item>
          </text:list>
        </text:list-item>
        <text:list-item>
          <text:p text:style-name="P2"><text:span text:style-name="Strong_20_Emphasis">Open Babel</text:span> :</text:p>
          <text:list>
            <text:list-item>
              <text:p text:style-name="P3">Utilisé pour la conversion de formats de fichiers chimiques. </text:p>
            </text:list-item>
            <text:list-item>
              <text:p text:style-name="P3">Utile pour la manipulation de données chimiques. </text:p>
            </text:list-item>
          </text:list>
        </text:list-item>
        <text:list-item>
          <text:p text:style-name="P2"><text:span text:style-name="Strong_20_Emphasis">PyMOL</text:span> :</text:p>
          <text:list>
            <text:list-item>
              <text:p text:style-name="P3">Utilisé pour la visualisation moléculaire. </text:p>
            </text:list-item>
            <text:list-item>
              <text:p text:style-name="P3">Permet de visualiser et d'analyser des structures moléculaires en 3D. </text:p>
            </text:list-item>
            <text:list-item>
              <text:p text:style-name="P4"><text:span text:style-name="T1">Installation : </text:span><text:span text:style-name="Source_20_Text">conda install conda-forge::pymol-open-source</text:span></text:p>
            </text:list-item>
          </text:list>
        </text:list-item>
        <text:list-item>
          <text:p text:style-name="P2"><text:span text:style-name="Strong_20_Emphasis">ASE (Atomic Simulation Environment)</text:span> :</text:p>
          <text:list>
            <text:list-item>
              <text:p text:style-name="P3">Utilisé pour les simulations de matériaux. </text:p>
            </text:list-item>
            <text:list-item>
              <text:p text:style-name="P3">Permet de modéliser et de simuler des systèmes atomiques et moléculaires. </text:p>
            </text:list-item>
          </text:list>
        </text:list-item>
        <text:list-item>
          <text:p text:style-name="P2"><text:span text:style-name="Strong_20_Emphasis">SymPy</text:span> :</text:p>
          <text:list>
            <text:list-item>
              <text:p text:style-name="P3">Utilisé pour les calculs symboliques. </text:p>
            </text:list-item>
            <text:list-item>
              <text:p text:style-name="P3">Permet de résoudre des équations algébriques et différentielles. </text:p>
            </text:list-item>
          </text:list>
        </text:list-item>
        <text:list-item>
          <text:p text:style-name="P2"><text:span text:style-name="Strong_20_Emphasis">TensorFlow</text:span> et <text:span text:style-name="Strong_20_Emphasis">PyTorch</text:span> :</text:p>
          <text:list>
            <text:list-item>
              <text:p text:style-name="P3"><text:soft-page-break/>Bibliothèques de deep learning. </text:p>
            </text:list-item>
            <text:list-item>
              <text:p text:style-name="P3">Utiles pour les applications avancées de machine learning dans la chimie et les matériaux. </text:p>
            </text:list-item>
          </text:list>
        </text:list-item>
        <text:list-item>
          <text:p text:style-name="P2"><text:span text:style-name="Strong_20_Emphasis">Jupyter Notebook</text:span> :</text:p>
          <text:list>
            <text:list-item>
              <text:p text:style-name="P3">Environnement interactif pour le développement et la documentation de code. </text:p>
            </text:list-item>
            <text:list-item>
              <text:p text:style-name="P2">Permet de combiner code, texte, équations et visualisations dans un seul document. </text:p>
            </text:list-item>
          </text:list>
        </text:list-item>
      </text:list>
      <text:p text:style-name="Text_20_body">Ces modules couvrent une large gamme de besoins pour les ingénieurs en matériaux et chimie, allant de la manipulation de données à la modélisation et à la visualisation. En maîtrisant ces outils, vous serez bien équipé pour aborder les défis complexes de ce domain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5:13:33.020515670</meta:creation-date>
    <meta:editing-duration>PT1M7S</meta:editing-duration>
    <meta:editing-cycles>2</meta:editing-cycles>
    <meta:generator>LibreOffice/24.8.0.3$MacOSX_AARCH64 LibreOffice_project/0bdf1299c94fe897b119f97f3c613e9dca6be583</meta:generator>
    <dc:date>2024-09-23T15:14:29.179054281</dc:date>
    <meta:document-statistic meta:table-count="0" meta:image-count="0" meta:object-count="0" meta:page-count="2" meta:paragraph-count="41" meta:word-count="353" meta:character-count="2247" meta:non-whitespace-character-count="1947"/>
  </office:meta>
</office:document-meta>
</file>